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E40000026A3B7A2F17.png" manifest:media-type="image/png"/>
  <manifest:file-entry manifest:full-path="Pictures/10000201000004300000025672B40007.png" manifest:media-type="image/png"/>
  <manifest:file-entry manifest:full-path="Pictures/10000201000004DB00000261ACF7E7D0.png" manifest:media-type="image/png"/>
  <manifest:file-entry manifest:full-path="Pictures/100002010000090A000004AEF0DAB2E1.png" manifest:media-type="image/png"/>
  <manifest:file-entry manifest:full-path="Pictures/10000201000004FE00000299D54AF2CA.png" manifest:media-type="image/png"/>
  <manifest:file-entry manifest:full-path="Pictures/10000201000005340000021BE9288A8F.png" manifest:media-type="image/png"/>
  <manifest:file-entry manifest:full-path="Pictures/1000020100000432000002A40916E740.png" manifest:media-type="image/png"/>
  <manifest:file-entry manifest:full-path="Pictures/1000020100000586000002F834D49920.png" manifest:media-type="image/png"/>
  <manifest:file-entry manifest:full-path="Pictures/1000020100000439000002350F007785.png" manifest:media-type="image/png"/>
  <manifest:file-entry manifest:full-path="Pictures/10000201000004D400000270744C7B7C.png" manifest:media-type="image/png"/>
  <manifest:file-entry manifest:full-path="Pictures/10000201000005E50000020FDBD8BE61.png" manifest:media-type="image/png"/>
  <manifest:file-entry manifest:full-path="Pictures/1000020100000556000002E061CBB998.png" manifest:media-type="image/png"/>
  <manifest:file-entry manifest:full-path="Pictures/100002010000048D000001E50E971167.png" manifest:media-type="image/png"/>
  <manifest:file-entry manifest:full-path="Pictures/100002010000058B000002BBC63AAFD9.png" manifest:media-type="image/png"/>
  <manifest:file-entry manifest:full-path="Pictures/10000201000005030000028AFCE10DFF.png" manifest:media-type="image/png"/>
  <manifest:file-entry manifest:full-path="Pictures/10000201000005F2000003D02D018A78.png" manifest:media-type="image/png"/>
  <manifest:file-entry manifest:full-path="Pictures/100002010000042B00000291B20969F8.png" manifest:media-type="image/png"/>
  <manifest:file-entry manifest:full-path="Pictures/1000020100000579000002FA6689CA33.png" manifest:media-type="image/png"/>
  <manifest:file-entry manifest:full-path="Pictures/1000020100000554000002B5DEF3D6DA.png" manifest:media-type="image/png"/>
  <manifest:file-entry manifest:full-path="Pictures/10000201000004A8000002942D4008B9.png" manifest:media-type="image/png"/>
  <manifest:file-entry manifest:full-path="Pictures/10000201000003ED0000020A158EA937.png" manifest:media-type="image/png"/>
  <manifest:file-entry manifest:full-path="Pictures/10000201000004A80000029457DAA0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99cm" svg:height="15.502cm" svg:x="0.137cm" svg:y="2.833cm">
          <draw:image xlink:href="Pictures/10000201000004A80000029457DAA0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5.502cm" svg:x="0.137cm" svg:y="2.833cm">
          <draw:image xlink:href="Pictures/10000201000004A8000002942D4008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7.953cm" svg:x="0.137cm" svg:y="1.607cm">
          <draw:image xlink:href="Pictures/10000201000005F2000003D02D018A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6.59cm" svg:height="13.81cm" svg:x="1.163cm" svg:y="3.584cm">
          <draw:image xlink:href="Pictures/10000201000003ED0000020A158EA93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5.085cm" svg:x="0.458cm" svg:y="2.946cm">
          <draw:image xlink:href="Pictures/1000020100000556000002E061CBB9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9.777cm" svg:x="0.458cm" svg:y="5.6cm">
          <draw:image xlink:href="Pictures/10000201000005E50000020FDBD8BE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27.999cm" svg:height="14.225cm" svg:x="0.458cm" svg:y="3.376cm">
          <draw:image xlink:href="Pictures/1000020100000554000002B5DEF3D6DA.png" xlink:type="simple" xlink:show="embed" xlink:actuate="onLoad">
            <text:p text:style-name="P1"/>
            <text:p text:style-name="P1"><text:tab/></text:p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5.048cm" svg:x="0.458cm" svg:y="2.965cm">
          <draw:image xlink:href="Pictures/1000020100000586000002F834D499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27.999cm" svg:height="17.623cm" svg:x="0.458cm" svg:y="1.677cm">
          <draw:image xlink:href="Pictures/1000020100000432000002A40916E7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7.999cm" svg:height="14.134cm" svg:x="0.458cm" svg:y="3.422cm">
          <draw:image xlink:href="Pictures/10000201000004D400000270744C7B7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7.999cm" svg:height="11.655cm" svg:x="0.458cm" svg:y="4.661cm">
          <draw:image xlink:href="Pictures/100002010000048D000001E50E9711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14.633cm" svg:x="0.458cm" svg:y="3.172cm">
          <draw:image xlink:href="Pictures/1000020100000439000002350F00778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27.999cm" svg:height="17.239cm" svg:x="0.458cm" svg:y="1.869cm">
          <draw:image xlink:href="Pictures/100002010000042B00000291B20969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27.999cm" svg:height="14.184cm" svg:x="0.458cm" svg:y="3.397cm">
          <draw:image xlink:href="Pictures/10000201000005030000028AFCE10D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7.999cm" svg:height="13.791cm" svg:x="0.458cm" svg:y="3.593cm">
          <draw:image xlink:href="Pictures/100002010000058B000002BBC63AAFD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27.999cm" svg:height="14.568cm" svg:x="0.458cm" svg:y="3.205cm">
          <draw:image xlink:href="Pictures/10000201000004FE00000299D54AF2C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7.999cm" svg:height="14.494cm" svg:x="0.458cm" svg:y="3.242cm">
          <draw:image xlink:href="Pictures/100002010000090A000004AEF0DAB2E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27.999cm" svg:height="13.717cm" svg:x="0.458cm" svg:y="3.63cm">
          <draw:image xlink:href="Pictures/10000201000004DB00000261ACF7E7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27.999cm" svg:height="15.618cm" svg:x="0.458cm" svg:y="2.68cm">
          <draw:image xlink:href="Pictures/10000201000004300000025672B400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" draw:text-style-name="P1" draw:layer="layout" svg:width="27.999cm" svg:height="13.819cm" svg:x="0.458cm" svg:y="3.579cm">
          <draw:image xlink:href="Pictures/10000201000004E40000026A3B7A2F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" draw:text-style-name="P1" draw:layer="layout" svg:width="27.999cm" svg:height="15.227cm" svg:x="0.458cm" svg:y="2.875cm">
          <draw:image xlink:href="Pictures/1000020100000579000002FA6689CA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" draw:text-style-name="P1" draw:layer="layout" svg:width="27.999cm" svg:height="11.329cm" svg:x="0.458cm" svg:y="4.824cm">
          <draw:image xlink:href="Pictures/10000201000005340000021BE9288A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8:13:44.532470015</meta:creation-date>
    <dc:date>2016-03-09T19:53:20.091544980</dc:date>
    <meta:editing-duration>PT35M52S</meta:editing-duration>
    <meta:editing-cycles>1</meta:editing-cycles>
    <meta:document-statistic meta:object-count="87"/>
    <meta:generator>LibreOffice/4.2.8.2$Linux_X86_64 LibreOffice_project/420m0$Build-2</meta:generator>
  </office:meta>
</office:document-meta>
</file>